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map style:condition="cell-content()=[$Arkusz1.$C$18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15"/>
        <table:table-column table:style-name="co3" table:number-columns-repeated="1015" table:default-cell-style-name="ce8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&gt;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+Zones</text:p>
          </table:table-cell>
          <table:table-cell table:style-name="Default" table:number-columns-repeated="1020"/>
        </table:table-row>
        <table:table-row table:style-name="ro2">
          <table:table-cell table:style-name="ce10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5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1</text:p>
          </table:table-cell>
          <table:table-cell table:number-columns-repeated="1015"/>
        </table:table-row>
        <table:table-row table:style-name="ro1">
          <table:table-cell office:value-type="string">
            <text:p>Native looking check box</text:p>
          </table:table-cell>
          <table:table-cell office:value-type="string">
            <text:p>Even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editor</text:p>
          </table:table-cell>
          <table:table-cell office:value-type="string">
            <text:p>Extensible base editor class 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50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.05.2011</text:date>, <text:time>19:16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5-05T19:16:39.93</dc:date>
    <dc:creator>Jacek Kołodziejczyk</dc:creator>
    <meta:editing-duration>PT46H24M10S</meta:editing-duration>
    <meta:editing-cycles>37</meta:editing-cycles>
    <meta:document-statistic meta:table-count="1" meta:cell-count="333" meta:object-count="0"/>
  </office:meta>
</office:document-meta>
</file>